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paragraph-properties fo:break-before="page"/>
      <style:text-properties fo:font-size="8pt" style:font-size-asian="8pt" style:font-size-complex="8pt"/>
    </style:style>
    <style:style style:name="P6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7" style:family="paragraph" style:parent-style-name="Standard">
      <style:paragraph-properties fo:margin-left="10.672cm" fo:margin-right="0cm" fo:text-indent="0cm" style:auto-text-indent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onshow;when [nb_impressions]+-1;block=begin]</text:p>
      <text:p text:style-name="Standard">Nombre de courriers à imprimer : [nb_impressions]</text:p>
      <text:p text:style-name="P1">Le [onshow..now;frm=dd/mm/yyyy]<text:tab/></text:p>
      <text:p text:style-name="Standard"/>
      <text:p text:style-name="Standard">Récapitulatif :</text:p>
      <text:p text:style-name="Standard">[courrier_recap_col;block=begin][courrier_recap_col;]</text:p>
      <text:p text:style-name="Standard">[courrier_recap_col;block=end]</text:p>
      <text:p text:style-name="Standard"/>
      <text:p text:style-name="Standard"/>
      <text:p text:style-name="Standard"/>
      <text:p text:style-name="P5">[onshow;when [nb_impressions]+-1;block=end]<text:bookmark-start text:name="__DdeLink__710_184993900"/>[notifications;block=begin;sub1=demi_j_string;sub2=demi_j_string]<text:bookmark-end text:name="__DdeLink__710_184993900"/></text:p>
      <text:p text:style-name="P2"><draw:frame draw:style-name="fr1" draw:name="Frame2" text:anchor-type="paragraph" svg:x="0.016cm" svg:y="0.213cm" svg:width="8.364cm" draw:z-index="0"><draw:text-box fo:min-height="6.403cm"><text:p text:style-name="P4">[nom_etab] </text:p><text:p text:style-name="P4">[adr_etab.getAdr1;onformat=tbs_str]</text:p><text:p text:style-name="P4">[adr_etab.getAdr2;onformat=tbs_str;magnet=text:p]</text:p><text:p text:style-name="P4">[adr_etab.getAdr3;onformat=tbs_str;magnet=text:p]</text:p><text:p text:style-name="P4">[adr_etab.getAdr4;onformat=tbs_str;magnet=text:p]</text:p><text:p text:style-name="P4">[adr_etab.getCp] [adr_etab.getCommune;onformat=tbs_str]</text:p><text:p text:style-name="P4">[adr_etab.getPays;magnet=text:p]</text:p><text:p text:style-name="P4"/><text:p text:style-name="P4">[tel_etab;if [val]!='';then 'tel : [val]';magnet=text:p]</text:p><text:p text:style-name="P4">[fax_etab;if [val]!='';then 'fax : [val]';magnet=text:p]</text:p><text:p text:style-name="P4">[mail_etab;onformat=tbs_str;if [val]!='';then 'mèl : [val]';magnet=text:p]</text:p><text:p text:style-name="P4"/><text:p text:style-name="P4">Ref/notif. : [notifications.notif_id]</text:p></draw:text-box></draw:frame><draw:frame draw:style-name="fr2" draw:name="Frame1" text:anchor-type="paragraph" svg:x="10.67cm" svg:y="2.944cm" svg:width="7.805cm" draw:z-index="1"><draw:text-box fo:min-height="3.408cm"><text:p text:style-name="P4">[notifications.destinataire]</text:p><text:p text:style-name="P4">[notifications.adr.getAdr1;onformat=tbs_str]</text:p><text:p text:style-name="P4">[notifications.adr.getAdr2;onformat=tbs_str;magnet=text:p]</text:p><text:p text:style-name="P4">[notifications.adr.getAdr3;onformat=tbs_str;magnet=text:p]</text:p><text:p text:style-name="P4">[notifications.adr.getAdr4;onformat=tbs_str;magnet=text:p]</text:p><text:p text:style-name="P4">[notifications.adr.getCp] [notifications.adr.getCommune;onformat=tbs_str]</text:p><text:p text:style-name="P4">[notifications.adr.getPays;magnet=text:p]</text:p></draw:text-box></draw:frame></text:p>
      <text:p text:style-name="P2"/>
      <text:p text:style-name="P7"><text:span text:style-name="T1">[adr_etab.getCommune;ope=upperw:utf8;onformat=tbs_str][adr_etab.getCommune;if [val]!='';then ', le';else 'Le'] </text:span><text:span text:style-name="T2">[onshow..now;frm=(locale)dd mmmm yyyy]</text:span></text:p>
      <text:p text:style-name="P3"/>
      <text:p text:style-name="P3">Objet: Demande de justificatif d'absence</text:p>
      <text:p text:style-name="P3"/>
      <text:p text:style-name="P3">Madame, Monsieur,</text:p>
      <text:p text:style-name="P3"/>
      <text:p text:style-name="P3">J'ai le regret de vous informer que : </text:p>
      <text:p text:style-name="P3">[notifications.getPrenom] [notifications.getNom] élève en classe de [notifications.getClasseNomComplet;onformat=tbs_str] n'a pas assisté au(x) cours : </text:p>
      <text:p text:style-name="P3">[notifications_sub1;block=begin][notifications_sub1;]</text:p>
      <text:p text:style-name="P3">[notifications_sub1;block=end]</text:p>
      <text:p text:style-name="P3"/>
      <text:p text:style-name="P3">Je vous prie de bien vouloir me faire connaître le motif des absences.</text:p>
      <text:p text:style-name="P3">Pour permettre un contrôle efficace des présences, toute absence d'un élève doit être justifiée par sa famille, le jour même soit par téléphone, par mail, par écrit ou par fax.</text:p>
      <text:p text:style-name="P3">Avant de regagner les cours, l'élève absent devra se présenter au bureau du Conseiller Principal d'Éducation muni de son carnet de correspondance avec un justificatif signé des parents.</text:p>
      <text:p text:style-name="P3">Veuillez agréer l'assurance de ma considération distinguée.</text:p>
      <text:p text:style-name="P3"/>
      <text:p text:style-name="P3"/>
      <text:p text:style-name="P3">Prière de renvoyer, par retour du courrier, le présent avis signé des parents :</text:p>
      <text:p text:style-name="P3"/>
      <text:p text:style-name="P3">Motif de l'absence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ate et signatures des parents :</text:p>
      <text:p text:style-name="P3">[notifications;block=end]</text:p>
      <text:p text:style-name="P3">[onshow;when [nb_impressions]+-1;block=begin]</text:p>
      <text:p text:style-name="P6"/>
      <text:p text:style-name="P3">[onshow;when [nb_impressions]+-1;block=end] </text:p>
      <text:p text:style-name="P3">[onshow;when [nb_impressions]+-1;block=begin]</text:p>
      <text:p text:style-name="P3">Fin d'impression des courriers par lot</text:p>
      <text:p text:style-name="P3">[onshow;when [nb_impressions]+-1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guin Régis</meta:initial-creator>
    <meta:creation-date>2012-02-13T15:25:10</meta:creation-date>
    <dc:date>2012-02-22T15:09:28</dc:date>
    <dc:creator>Josselin Jacquard</dc:creator>
    <meta:editing-duration>PT8H31M3S</meta:editing-duration>
    <meta:editing-cycles>133</meta:editing-cycles>
    <meta:generator>LibreOffice/3.4$Unix LibreOffice_project/340m1$Build-502</meta:generator>
    <meta:document-statistic meta:table-count="0" meta:image-count="0" meta:object-count="0" meta:page-count="3" meta:paragraph-count="45" meta:word-count="206" meta:character-count="2534" meta:non-whitespace-character-count="2368"/>
  </office:meta>
</office:document-meta>
</file>